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0.258cm" fo:min-width="0.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6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4.294cm" svg:y1="4.472cm" svg:x2="25.63cm" svg:y2="4.472cm">
          <text:p/>
        </draw:line>
        <draw:line draw:style-name="gr1" draw:text-style-name="P1" draw:layer="layout" svg:x1="4.294cm" svg:y1="8.072cm" svg:x2="25.63cm" svg:y2="8.072cm">
          <text:p/>
        </draw:line>
        <draw:line draw:style-name="gr1" draw:text-style-name="P1" draw:layer="layout" svg:x1="4.294cm" svg:y1="11.572cm" svg:x2="25.63cm" svg:y2="11.572cm">
          <text:p/>
        </draw:line>
        <draw:line draw:style-name="gr1" draw:text-style-name="P1" draw:layer="layout" svg:x1="4.294cm" svg:y1="15.072cm" svg:x2="25.63cm" svg:y2="15.072cm">
          <text:p/>
        </draw:line>
        <draw:frame draw:style-name="gr2" draw:text-style-name="P2" draw:layer="layout" svg:width="2.032cm" svg:height="0.962cm" svg:x="1.462cm" svg:y="3.494cm">
          <draw:text-box>
            <text:p>Bits</text:p>
          </draw:text-box>
        </draw:frame>
        <draw:frame draw:style-name="gr3" draw:text-style-name="P2" draw:layer="layout" svg:width="3.81cm" svg:height="1.026cm" svg:x="0.562cm" svg:y="6.894cm">
          <draw:text-box>
            <text:p>Data_Freq</text:p>
          </draw:text-box>
        </draw:frame>
        <draw:frame draw:style-name="gr3" draw:text-style-name="P2" draw:layer="layout" svg:width="3.81cm" svg:height="1.026cm" svg:x="0.562cm" svg:y="10.294cm">
          <draw:text-box>
            <text:p>Data_Time</text:p>
          </draw:text-box>
        </draw:frame>
        <draw:frame draw:style-name="gr3" draw:text-style-name="P2" draw:layer="layout" svg:width="3.81cm" svg:height="1.673cm" svg:x="0.562cm" svg:y="13.794cm">
          <draw:text-box>
            <text:p>Data_Time_Channel</text:p>
          </draw:text-box>
        </draw:frame>
        <draw:custom-shape draw:style-name="gr4" draw:text-style-name="P3" xml:id="id4" draw:id="id4" draw:layer="layout" svg:width="1.27cm" svg:height="0.508cm" svg:x="6.926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1.27cm" svg:height="0.508cm" svg:x="6.926cm" svg:y="7.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1.27cm" svg:height="0.508cm" svg:x="6.926cm" svg:y="10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.27cm" svg:height="0.508cm" svg:x="10.226cm" svg:y="10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27cm" svg:height="0.508cm" svg:x="10.226cm" svg:y="14.2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861cm" svg:y1="11.218cm" svg:x2="10.861cm" svg:y2="14.21cm" draw:start-shape="id1" draw:start-glue-point="2" draw:end-shape="id2" draw:end-glue-point="0" svg:d="M10861 11218v2992" svg:viewBox="0 0 1 2993">
          <text:p/>
        </draw:connector>
        <draw:connector draw:style-name="gr5" draw:text-style-name="P1" draw:layer="layout" svg:x1="8.196cm" svg:y1="10.964cm" svg:x2="10.226cm" svg:y2="10.964cm" draw:start-shape="id3" draw:start-glue-point="1" draw:end-shape="id1" draw:end-glue-point="3" svg:d="M8196 10964h2030" svg:viewBox="0 0 2031 1">
          <text:p/>
        </draw:connector>
        <draw:connector draw:style-name="gr6" draw:text-style-name="P1" draw:layer="layout" svg:x1="7.561cm" svg:y1="4.218cm" svg:x2="7.561cm" svg:y2="7.21cm" draw:start-shape="id4" draw:start-glue-point="2" draw:end-shape="id5" draw:end-glue-point="0" svg:d="M7561 4218v2992" svg:viewBox="0 0 1 2993">
          <text:p/>
        </draw:connector>
        <draw:connector draw:style-name="gr5" draw:text-style-name="P1" draw:layer="layout" svg:x1="7.561cm" svg:y1="7.718cm" svg:x2="7.561cm" svg:y2="10.71cm" draw:start-shape="id5" draw:start-glue-point="2" draw:end-shape="id3" draw:end-glue-point="0" svg:d="M7561 7718v2992" svg:viewBox="0 0 1 2993">
          <text:p/>
        </draw:connector>
        <draw:custom-shape draw:style-name="gr4" draw:text-style-name="P3" xml:id="id10" draw:id="id10" draw:layer="layout" svg:width="1.27cm" svg:height="0.508cm" svg:x="20.926cm" svg:y="3.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xml:id="id9" draw:id="id9" draw:layer="layout" svg:width="1.27cm" svg:height="0.508cm" svg:x="20.926cm" svg:y="7.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xml:id="id8" draw:id="id8" draw:layer="layout" svg:width="1.27cm" svg:height="0.508cm" svg:x="20.926cm" svg:y="10.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xml:id="id7" draw:id="id7" draw:layer="layout" svg:width="1.27cm" svg:height="0.508cm" svg:x="17.626cm" svg:y="10.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xml:id="id6" draw:id="id6" draw:layer="layout" svg:width="1.27cm" svg:height="0.508cm" svg:x="17.626cm" svg:y="14.21cm">
          <text:p/>
          <draw:enhanced-geometry svg:viewBox="0 0 21600 21600" draw:mirror-horizontal="true" draw:type="rectangle" draw:enhanced-path="M 0 0 L 21600 0 21600 21600 0 21600 0 0 Z N"/>
        </draw:custom-shape>
        <draw:frame draw:style-name="gr7" draw:text-style-name="P2" draw:layer="layout" svg:width="3.57cm" svg:height="1.673cm" svg:x="4.474cm" svg:y="5.588cm">
          <draw:text-box>
            <text:p>Modulate</text:p>
          </draw:text-box>
        </draw:frame>
        <draw:frame draw:style-name="gr2" draw:text-style-name="P2" draw:layer="layout" svg:width="2.032cm" svg:height="0.962cm" svg:x="21.774cm" svg:y="8.888cm">
          <draw:text-box>
            <text:p>FFT</text:p>
          </draw:text-box>
        </draw:frame>
        <draw:frame draw:style-name="gr2" draw:text-style-name="P2" draw:layer="layout" svg:width="2.032cm" svg:height="0.962cm" svg:x="5.574cm" svg:y="8.888cm">
          <draw:text-box>
            <text:p>IFFT</text:p>
          </draw:text-box>
        </draw:frame>
        <draw:frame draw:style-name="gr2" draw:text-style-name="P2" draw:layer="layout" svg:width="2.032cm" svg:height="0.962cm" svg:x="21.774cm" svg:y="8.888cm">
          <draw:text-box>
            <text:p>FFT</text:p>
          </draw:text-box>
        </draw:frame>
        <draw:frame draw:style-name="gr2" draw:text-style-name="P2" draw:layer="layout" svg:width="2.032cm" svg:height="0.962cm" svg:x="21.774cm" svg:y="8.888cm">
          <draw:text-box>
            <text:p>FFT</text:p>
          </draw:text-box>
        </draw:frame>
        <draw:frame draw:style-name="gr8" draw:text-style-name="P2" draw:layer="layout" svg:width="4.064cm" svg:height="1.424cm" svg:x="21.844cm" svg:y="5.688cm">
          <draw:text-box>
            <text:p>Demolulate</text:p>
          </draw:text-box>
        </draw:frame>
        <draw:frame draw:style-name="gr7" draw:text-style-name="P2" draw:layer="layout" svg:width="2.595cm" svg:height="1.673cm" svg:x="8.327cm" svg:y="9.788cm">
          <draw:text-box>
            <text:p>Add GI</text:p>
          </draw:text-box>
        </draw:frame>
        <draw:frame draw:style-name="gr9" draw:text-style-name="P2" draw:layer="layout" svg:width="2.548cm" svg:height="0.962cm" svg:x="18.388cm" svg:y="9.788cm">
          <draw:text-box>
            <text:p>RM GI</text:p>
          </draw:text-box>
        </draw:frame>
        <draw:frame draw:style-name="gr10" draw:text-style-name="P2" draw:layer="layout" svg:width="3.232cm" svg:height="2.384cm" svg:x="7.874cm" svg:y="12.188cm">
          <draw:text-box>
            <text:p>Mutipath</text:p>
            <text:p>Fading</text:p>
            <text:p/>
          </draw:text-box>
        </draw:frame>
        <draw:frame draw:style-name="gr11" draw:text-style-name="P2" draw:layer="layout" svg:width="4.332cm" svg:height="2.384cm" svg:x="18.274cm" svg:y="12.188cm">
          <draw:text-box>
            <text:p>Channel</text:p>
            <text:p>Equalization</text:p>
          </draw:text-box>
        </draw:frame>
        <draw:connector draw:style-name="gr5" draw:text-style-name="P1" draw:layer="layout" svg:x1="11.496cm" svg:y1="14.464cm" svg:x2="17.626cm" svg:y2="14.464cm" draw:start-shape="id2" draw:start-glue-point="1" draw:end-shape="id6" draw:end-glue-point="3" svg:d="M11496 14464h6130" svg:viewBox="0 0 6131 1">
          <text:p/>
        </draw:connector>
        <draw:frame draw:style-name="gr7" draw:text-style-name="P2" draw:layer="layout" svg:width="3.844cm" svg:height="1.673cm" svg:x="12.928cm" svg:y="13.589cm">
          <draw:text-box>
            <text:p>Add Noise</text:p>
          </draw:text-box>
        </draw:frame>
        <draw:connector draw:style-name="gr5" draw:text-style-name="P1" draw:layer="layout" svg:x1="18.261cm" svg:y1="14.21cm" svg:x2="18.261cm" svg:y2="11.218cm" draw:start-shape="id6" draw:start-glue-point="0" draw:end-shape="id7" draw:end-glue-point="2" svg:d="M18261 14210v-2992" svg:viewBox="0 0 1 2993">
          <text:p/>
        </draw:connector>
        <draw:connector draw:style-name="gr5" draw:text-style-name="P1" draw:layer="layout" svg:x1="18.896cm" svg:y1="10.964cm" svg:x2="20.926cm" svg:y2="10.964cm" draw:start-shape="id7" draw:start-glue-point="1" draw:end-shape="id8" draw:end-glue-point="3" svg:d="M18896 10964h2030" svg:viewBox="0 0 2031 1">
          <text:p/>
        </draw:connector>
        <draw:connector draw:style-name="gr5" draw:text-style-name="P1" draw:layer="layout" svg:x1="21.561cm" svg:y1="10.71cm" svg:x2="21.561cm" svg:y2="7.718cm" draw:start-shape="id8" draw:start-glue-point="0" draw:end-shape="id9" draw:end-glue-point="2" svg:d="M21561 10710v-2992" svg:viewBox="0 0 1 2993">
          <text:p/>
        </draw:connector>
        <draw:connector draw:style-name="gr5" draw:text-style-name="P1" draw:layer="layout" svg:x1="21.561cm" svg:y1="7.21cm" svg:x2="21.561cm" svg:y2="4.218cm" draw:start-shape="id9" draw:start-glue-point="0" draw:end-shape="id10" draw:end-glue-point="2" svg:d="M21561 7210v-2992" svg:viewBox="0 0 1 2993">
          <text:p/>
        </draw:connector>
        <draw:frame draw:style-name="gr12" draw:text-style-name="P5" draw:layer="layout" svg:width="19.05cm" svg:height="6.326cm" svg:x="4.402cm" svg:y="16.285cm">
          <draw:text-box>
            <text:p text:style-name="P4"><text:span text:style-name="T1">既然是频域</text:span><text:span text:style-name="T1">-&gt;</text:span><text:span text:style-name="T1">时域</text:span><text:span text:style-name="T1">-&gt;</text:span><text:span text:style-name="T1">频域模</text:span><text:span text:style-name="T1">型</text:span><text:span text:style-name="T1">,</text:span></text:p>
            <text:p text:style-name="P4"><text:span text:style-name="T1">那么能否将时域部分封装为一</text:span><text:span text:style-name="T1">个频域的矩阵</text:span><text:span text:style-name="T1">,</text:span></text:p>
            <text:p text:style-name="P4"><text:span text:style-name="T1">而不必从时域来考虑问题</text:span><text:span text:style-name="T1">?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4:57:21.759917592</meta:creation-date>
    <dc:date>2018-06-20T15:39:57.809353141</dc:date>
    <meta:editing-duration>PT14M34S</meta:editing-duration>
    <meta:editing-cycles>3</meta:editing-cycles>
    <meta:generator>LibreOffice/5.1.6.2$Linux_X86_64 LibreOffice_project/10m0$Build-2</meta:generator>
    <meta:document-statistic meta:object-count="62"/>
  </office:meta>
</office:document-meta>
</file>